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4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25" style:parent-style-name="Fuentedepárrafopredeter." style:family="text">
      <style:text-properties fo:font-weight="bold" style:font-weight-asian="bold" style:font-weight-complex="bold"/>
    </style:style>
    <style:style style:name="T26" style:parent-style-name="Fuentedepárrafopredeter." style:family="text">
      <style:text-properties fo:font-weight="bold" style:font-weight-asian="bold" style:font-weight-complex="bold"/>
    </style:style>
    <style:style style:name="T27" style:parent-style-name="Fuentedepárrafopredeter." style:family="text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T29" style:parent-style-name="Fuentedepárrafopredeter." style:family="text">
      <style:text-properties fo:font-size="10pt" style:font-size-asian="10pt" style:font-size-complex="10pt"/>
    </style:style>
    <style:style style:name="P30" style:parent-style-name="Normal" style:family="paragraph">
      <style:text-properties fo:font-size="10pt" style:font-size-asian="10pt" style:font-size-complex="10pt"/>
    </style:style>
    <style:style style:name="P31" style:parent-style-name="Normal" style:family="paragraph">
      <style:text-properties fo:font-size="10pt" style:font-size-asian="10pt" style:font-size-complex="10pt"/>
    </style:style>
    <style:style style:name="P32" style:parent-style-name="Normal" style:family="paragraph">
      <style:text-properties fo:font-size="10pt" style:font-size-asian="10pt" style:font-size-complex="10pt"/>
    </style:style>
    <style:style style:name="P33" style:parent-style-name="Normal" style:family="paragraph">
      <style:text-properties fo:font-size="10pt" style:font-size-asian="10pt" style:font-size-complex="10pt"/>
    </style:style>
    <style:style style:name="P34" style:parent-style-name="Normal" style:family="paragraph">
      <style:text-properties fo:font-size="10pt" style:font-size-asian="10pt" style:font-size-complex="10pt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T36" style:parent-style-name="Fuentedepárrafopredeter." style:family="text">
      <style:text-properties fo:font-size="10pt" style:font-size-asian="10pt" style:font-size-complex="10pt"/>
    </style:style>
    <style:style style:name="P37" style:parent-style-name="Normal" style:family="paragraph">
      <style:text-properties fo:font-size="10pt" style:font-size-asian="10pt" style:font-size-complex="10pt"/>
    </style:style>
    <style:style style:name="P38" style:parent-style-name="Normal" style:family="paragraph">
      <style:text-properties fo:font-size="10pt" style:font-size-asian="10pt" style:font-size-complex="10pt"/>
    </style:style>
    <style:style style:name="P39" style:parent-style-name="Normal" style:family="paragraph">
      <style:text-properties fo:font-size="10pt" style:font-size-asian="10pt" style:font-size-complex="10pt"/>
    </style:style>
    <style:style style:name="P40" style:parent-style-name="Normal" style:family="paragraph">
      <style:text-properties fo:font-size="10pt" style:font-size-asian="10pt" style:font-size-complex="10pt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T43" style:parent-style-name="Fuentedepárrafopredeter." style:family="text">
      <style:text-properties fo:font-size="10pt" style:font-size-asian="10pt" style:font-size-complex="10pt"/>
    </style:style>
    <style:style style:name="P44" style:parent-style-name="Normal" style:family="paragraph">
      <style:text-properties fo:font-size="10pt" style:font-size-asian="10pt" style:font-size-complex="10pt"/>
    </style:style>
    <style:style style:name="P45" style:parent-style-name="Normal" style:family="paragraph">
      <style:text-properties fo:font-size="10pt" style:font-size-asian="10pt" style:font-size-complex="10pt"/>
    </style:style>
    <style:style style:name="P46" style:parent-style-name="Normal" style:family="paragraph">
      <style:text-properties fo:font-size="10pt" style:font-size-asian="10pt" style:font-size-complex="10pt"/>
    </style:style>
    <style:style style:name="P47" style:parent-style-name="Normal" style:family="paragraph">
      <style:text-properties fo:font-size="10pt" style:font-size-asian="10pt" style:font-size-complex="10pt"/>
    </style:style>
    <style:style style:name="P48" style:parent-style-name="Normal" style:family="paragraph">
      <style:text-properties fo:font-size="10pt" style:font-size-asian="10pt" style:font-size-complex="10pt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T50" style:parent-style-name="Fuentedepárrafopredeter." style:family="text">
      <style:text-properties fo:font-size="10pt" style:font-size-asian="10pt" style:font-size-complex="10pt"/>
    </style:style>
    <style:style style:name="P51" style:parent-style-name="Normal" style:family="paragraph">
      <style:text-properties fo:font-size="10pt" style:font-size-asian="10pt" style:font-size-complex="10pt"/>
    </style:style>
    <style:style style:name="P52" style:parent-style-name="Normal" style:family="paragraph">
      <style:text-properties fo:font-size="10pt" style:font-size-asian="10pt" style:font-size-complex="10pt"/>
    </style:style>
    <style:style style:name="P53" style:parent-style-name="Normal" style:family="paragraph">
      <style:text-properties fo:font-size="10pt" style:font-size-asian="10pt" style:font-size-complex="10pt"/>
    </style:style>
    <style:style style:name="P54" style:parent-style-name="Normal" style:family="paragraph">
      <style:text-properties fo:font-size="10pt" style:font-size-asian="10pt" style:font-size-complex="10pt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P56" style:parent-style-name="Normal" style:family="paragraph">
      <style:text-properties fo:font-weight="bold" style:font-weight-asian="bold" style:font-weight-complex="bold"/>
    </style:style>
    <style:style style:name="P57" style:parent-style-name="Normal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Examen CRUD con .Net Core y VUE JS</text:p>
      <text:p text:style-name="P24"/>
      <text:p text:style-name="Normal"><text:span text:style-name="T25">EQUIPO:<text:s/></text:span>JOSE DAVID RODRIGUEZ MARTE</text:p>
      <text:p text:style-name="Normal"><text:span text:style-name="T26">FECHA: <text:s/></text:span>09-29-2020 09:00 AM</text:p>
      <text:p text:style-name="Normal"><text:span text:style-name="T27">ENTREGA:<text:s/></text:span>09-30-2020 01:50<text:s/>PM</text:p>
      <text:p text:style-name="P28">BACKLOG</text:p>
      <text:p text:style-name="Normal"><text:span text:style-name="T29">1- Crear la base de datos</text:span></text:p>
      <text:p text:style-name="P30">2-Diseñar la web</text:p>
      <text:p text:style-name="P31">3-Crear las funciones <text:s text:c="2"/>CRUD de<text:s/>entity framework</text:p>
      <text:p text:style-name="P32">4-Crear las funciones<text:s/>CRUD en<text:s/>el fornt<text:s/>–end con vue js</text:p>
      <text:p text:style-name="P33">5-Validar los campos</text:p>
      <text:p text:style-name="P34"/>
      <text:p text:style-name="P35">SPRING</text:p>
      <text:p text:style-name="Normal"><text:span text:style-name="T36">1- Crear la base de datos</text:span></text:p>
      <text:p text:style-name="P37">2-Diseñar la web</text:p>
      <text:p text:style-name="P38">3-Crear las funciones <text:s text:c="2"/>CRUD de<text:s/>entity framework</text:p>
      <text:p text:style-name="P39">4-Crear las funciones<text:s/>CRUD en<text:s/>el fornt –end con vue js</text:p>
      <text:p text:style-name="P40">5-Validar los campos</text:p>
      <text:p text:style-name="P41"/>
      <text:p text:style-name="P42">IN-PROCCES</text:p>
      <text:p text:style-name="Normal"><text:span text:style-name="T43">1- Crear la base de datos</text:span></text:p>
      <text:p text:style-name="P44">2-Diseñar la web</text:p>
      <text:p text:style-name="P45">3-Crear las funciones <text:s text:c="2"/>CRUD de<text:s/>entity framework</text:p>
      <text:p text:style-name="P46">4-Crear las funciones<text:s/>CRUD en<text:s/>el fornt –end con vue js</text:p>
      <text:p text:style-name="P47">5-Validar los campos</text:p>
      <text:p text:style-name="P48"/>
      <text:p text:style-name="P49">COMPLETE</text:p>
      <text:p text:style-name="Normal"><text:span text:style-name="T50">1- Crear la base de datos</text:span></text:p>
      <text:p text:style-name="P51">2-Diseñar la web</text:p>
      <text:p text:style-name="P52">3-Crear las funciones <text:s text:c="2"/>CRUD de<text:s/>entity framework</text:p>
      <text:p text:style-name="P53">4-Crear<text:s/>las funciones<text:s/>CRUD en<text:s/>el fornt –end con vue js</text:p>
      <text:p text:style-name="P54">5-Validar los campos</text:p>
      <text:p text:style-name="P55"/>
      <text:p text:style-name="P56"/>
      <text:p text:style-name="P57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Car" style:display-name="Encabezado Car" style:family="text" style:parent-style-name="Fuentedepárrafopredeter.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0895in" style:use-optimal-column-width="false"/>
    </style:style>
    <style:style style:name="TableColumn4" style:family="table-column">
      <style:table-column-properties style:column-width="2.0895in" style:use-optimal-column-width="false"/>
    </style:style>
    <style:style style:name="TableColumn5" style:family="table-column">
      <style:table-column-properties style:column-width="2.0895in" style:use-optimal-column-width="false"/>
    </style:style>
    <style:style style:name="Table2" style:family="table">
      <style:table-properties style:width="6.2687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Encabezad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Encabezado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Encabezado" style:family="paragraph">
      <style:paragraph-properties fo:text-align="end" fo:margin-right="-0.0798in"/>
    </style:style>
    <style:style style:name="TableColumn14" style:family="table-column">
      <style:table-column-properties style:column-width="2.0895in" style:use-optimal-column-width="false"/>
    </style:style>
    <style:style style:name="TableColumn15" style:family="table-column">
      <style:table-column-properties style:column-width="2.0895in" style:use-optimal-column-width="false"/>
    </style:style>
    <style:style style:name="TableColumn16" style:family="table-column">
      <style:table-column-properties style:column-width="2.0895in" style:use-optimal-column-width="false"/>
    </style:style>
    <style:style style:name="Table13" style:family="table">
      <style:table-properties style:width="6.2687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Encabezad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Encabezado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Encabezado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Encabezad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sedavid rodriguezmarte</meta:initial-creator>
    <dc:creator>Jose</dc:creator>
    <meta:creation-date>2020-09-30T17:27:00Z</meta:creation-date>
    <dc:date>2020-09-30T17:47:00Z</dc:date>
    <meta:template xlink:href="Normal" xlink:type="simple"/>
    <meta:editing-cycles>3</meta:editing-cycles>
    <meta:editing-duration>PT120S</meta:editing-duration>
    <meta:document-statistic meta:page-count="2" meta:paragraph-count="1" meta:word-count="129" meta:character-count="841" meta:row-count="5" meta:non-whitespace-character-count="713"/>
  </office:meta>
</office:document-meta>
</file>